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s_space_object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build_block_radius</text:p>
          </table:table-cell>
          <table:table-cell office:value-type="string">
            <text:p>required_component_set</text:p>
          </table:table-cell>
          <table:table-cell office:value-type="string">
            <text:p>formation_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evasion_add</text:p>
          </table:table-cell>
          <table:table-cell office:value-type="string">
            <text:p>ship_tracking_add</text:p>
          </table:table-cell>
          <table:table-cell office:value-type="string">
            <text:p>ship_accuracy_add</text:p>
          </table:table-cell>
          <table:table-cell office:value-type="string">
            <text:p>ship_armor_add</text:p>
          </table:table-cell>
          <table:table-cell office:value-type="string">
            <text:p>ship_upkeep_mult</text:p>
          </table:table-cell>
          <table:table-cell office:value-type="string">
            <text:p>ship_evasion_mult</text:p>
          </table:table-cell>
          <table:table-cell office:value-type="string">
            <text:p>ship_shield_hp_mult</text:p>
          </table:table-cell>
          <table:table-cell office:value-type="string">
            <text:p>ship_weapon_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dragon_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0.50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8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5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6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clave_stati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station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ellar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.0</text:p>
          </table:table-cell>
          <table:table-cell office:value-type="string">
            <text:p>0.2</text:p>
          </table:table-cell>
          <table:table-cell office:value-type="string">
            <text:p>0.01</text:p>
          </table:table-cell>
          <table:table-cell office:value-type="string">
            <text:p>0.25</text:p>
          </table:table-cell>
          <table:table-cell office:value-type="string">
            <text:p>0.1</text:p>
          </table:table-cell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>5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here</text:p>
          </table:table-cell>
          <table:table-cell office:value-type="string">
            <text:p>yes</text:p>
          </table:table-cell>
          <table:table-cell office:value-type="string">
            <text:p>{ "techno" }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string">
            <text:p>1.00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lleon</text:p>
          </table:table-cell>
          <table:table-cell office:value-type="string">
            <text:p>yes</text:p>
          </table:table-cell>
          <table:table-cell office:value-type="string">
            <text:p>{  "pirate_01" }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string">
            <text:p>0.0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ion_xl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6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>"station_large_aura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tion_l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"station"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ion_m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station"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ion_s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"station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ion_xs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station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mensional_horro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0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4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pc_warship_01</text:p>
          </table:table-cell>
          <table:table-cell office:value-type="string">
            <text:p>yes</text:p>
          </table:table-cell>
          <table:table-cell office:value-type="string">
            <text:p>{  "npf_01"  "npf_01_dirty" }</text:p>
          </table:table-cell>
          <table:table-cell office:value-type="string">
            <text:p>1.5</text:p>
          </table:table-cell>
          <table:table-cell office:value-type="string">
            <text:p>0.1</text:p>
          </table:table-cell>
          <table:table-cell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0.02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200</text:p>
          </table:table-cell>
          <table:table-cell office:value-type="string">
            <text:p>32</text:p>
          </table:table-cell>
          <table:table-cell office:value-type="string">
            <text:p>24</text:p>
          </table:table-cell>
          <table:table-cell office:value-type="string">
            <text:p>"part1"</text:p>
          </table:table-cell>
          <table:table-cell office:value-type="string">
            <text:p>7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mebase</text:p>
          </table:table-cell>
          <table:table-cell office:value-type="string">
            <text:p/>
          </table:table-cell>
          <table:table-cell office:value-type="string">
            <text:p>{  "drone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ive_asteroid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raith_01_blu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50000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raith_01_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25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raith_01_yellow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25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dragon_bab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4</text:p>
          </table:table-cell>
          <table:table-cell office:value-type="string">
            <text:p>0.8</text:p>
          </table:table-cell>
          <table:table-cell office:value-type="string">
            <text:p>0.8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p_sensor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